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40000000B40C5E87557B9D7712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greyscale" draw:luminance="10%" draw:contrast="1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799cm" svg:height="7.198cm" svg:x="1cm" svg:y="1cm">
          <draw:image xlink:href="Pictures/100000000000140000000B40C5E87557B9D7712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 style:parent-style-name="Default_5f_1_5f_1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3_5f_1">
      <style:graphic-properties svg:stroke-color="#000000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" style:display-name="Object without fill_2_2" style:family="graphic" style:parent-style-name="Default_5f_2_5f_4">
      <style:graphic-properties svg:stroke-color="#000000" draw:fill="none"/>
    </style:style>
    <style:style style:name="Default_5f_2_5f_4_5f_1" style:display-name="Default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" style:display-name="Default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" style:display-name="Object without fill_2_2_1" style:family="graphic" style:parent-style-name="Default_5f_2_5f_4_5f_1">
      <style:graphic-properties svg:stroke-color="#000000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">
      <style:graphic-properties svg:stroke-color="#000000" draw:fill="none"/>
    </style:style>
    <style:style style:name="Default_5f_2_5f_4_5f_1_5f_1" style:display-name="Default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_5f_1" style:display-name="Default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_5f_1" style:display-name="Object without fill_2_2_1_1" style:family="graphic" style:parent-style-name="Default_5f_2_5f_4_5f_1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09:17:04.535693870</meta:creation-date>
    <dc:date>2021-08-23T11:09:20.893935634</dc:date>
    <meta:editing-duration>P1DT17H13M1S</meta:editing-duration>
    <meta:editing-cycles>54</meta:editing-cycles>
    <meta:generator>LibreOffice/7.1.5.2$Linux_X86_64 LibreOffice_project/10$Build-2</meta:generator>
    <dc:creator>Alexander Refsum Jensenius</dc:creator>
    <meta:document-statistic meta:object-count="1"/>
  </office:meta>
</office:document-meta>
</file>